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valuation of the Team and the entire project<text:line-break/></text:h>
      <text:p text:style-name="Text_20_body"><text:span text:style-name="T1">How did the team perform as a whole, and how could that have been improved?</text:span><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ade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p text:style-name="P1">How could the project have been improved?</text:p>
      <text:p text:style-name="P2">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p text:style-name="P1">What were the most important lessons learned about software projects and about working in teams?</text:p>
      <text:p text:style-name="P2">This project has taught the team many things about working in teams and working on software projects. Some of the most important lessons learnt included:</text:p>
      <text:p text:style-name="P2"/>
      <text:list xml:id="list4861071520126683551" text:style-name="L1">
        <text:list-item>
          <text:p text:style-name="P3">The importance of keeping decent note-taking</text:p>
        </text:list-item>
        <text:list-item>
          <text:p text:style-name="P3">Knowing the strengths and weaknesses of team members abilities</text:p>
        </text:list-item>
        <text:list-item>
          <text:p text:style-name="P3">Decent version control, including knowledge on how to use them effectively</text:p>
        </text:list-item>
        <text:list-item>
          <text:p text:style-name="P3">Time management </text:p>
        </text:list-item>
        <text:list-item>
          <text:p text:style-name="P3">Communication is key, if a member is unable to do something this must be voiced immediately</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9:22:19.58</meta:creation-date>
    <dc:date>2013-02-18T07:23:51.55</dc:date>
    <meta:editing-duration>P1DT2H59M27S</meta:editing-duration>
    <meta:editing-cycles>10</meta:editing-cycles>
    <meta:generator>OpenOffice.org/3.4$Win32 OpenOffice.org_project/340m1$Build-9590</meta:generator>
    <meta:document-statistic meta:table-count="0" meta:image-count="0" meta:object-count="0" meta:page-count="1" meta:paragraph-count="15" meta:word-count="452" meta:character-count="2564"/>
  </office:meta>
</office:document-meta>
</file>